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noelia81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Noelia Navarro Oller</dc:creator>
    <meta:creation-date>2021-01-28T09:19:24Z</meta:creation-date>
    <dc:date>2021-05-13T13:58:52Z</dc:date>
    <meta:editing-cycles>2</meta:editing-cycles>
    <meta:editing-duration>PT187S</meta:editing-duration>
    <meta:document-statistic meta:paragraph-count="3" meta:word-count="12"/>
  </office:meta>
</office:document-meta>
</file>